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63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benchmark-results-x86_64-gtx1080-4032x3024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1" office:value-type="string" calcext:value-type="string">
            <text:p>Time 1</text:p>
          </table:table-cell>
          <table:table-cell table:style-name="ce1" office:value-type="string" calcext:value-type="string">
            <text:p>Time 2</text:p>
          </table:table-cell>
          <table:table-cell table:style-name="ce1" office:value-type="string" calcext:value-type="string">
            <text:p>Time 3</text:p>
          </table:table-cell>
          <table:table-cell table:style-name="ce1" office:value-type="string" calcext:value-type="string">
            <text:p>Time 4</text:p>
          </table:table-cell>
          <table:table-cell table:style-name="ce1" office:value-type="string" calcext:value-type="string">
            <text:p>Time 5</text:p>
          </table:table-cell>
          <table:table-cell table:style-name="ce1"/>
          <table:table-cell table:style-name="ce1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1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13688" calcext:value-type="float">
            <text:p>1.3688E-09</text:p>
          </table:table-cell>
          <table:table-cell office:value-type="float" office:value="0.0000000013675" calcext:value-type="float">
            <text:p>1.3675E-09</text:p>
          </table:table-cell>
          <table:table-cell table:number-columns-repeated="2" office:value-type="float" office:value="0.0000000013699" calcext:value-type="float">
            <text:p>1.3699E-09</text:p>
          </table:table-cell>
          <table:table-cell office:value-type="float" office:value="0.0000000013702" calcext:value-type="float">
            <text:p>1.3702E-09</text:p>
          </table:table-cell>
          <table:table-cell table:formula="of:=SUM([.B2:.F2])" office:value-type="float" office:value="0.0000000068463" calcext:value-type="float">
            <text:p>6.8463E-09</text:p>
          </table:table-cell>
          <table:table-cell table:formula="of:=[.G2]/5" office:value-type="float" office:value="0.00000000136926" calcext:value-type="float">
            <text:p>1.36926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0402279" calcext:value-type="float">
            <text:p>0.00402279</text:p>
          </table:table-cell>
          <table:table-cell office:value-type="float" office:value="0.00398545" calcext:value-type="float">
            <text:p>0.00398545</text:p>
          </table:table-cell>
          <table:table-cell office:value-type="float" office:value="0.00428847" calcext:value-type="float">
            <text:p>0.00428847</text:p>
          </table:table-cell>
          <table:table-cell office:value-type="float" office:value="0.00410327" calcext:value-type="float">
            <text:p>0.00410327</text:p>
          </table:table-cell>
          <table:table-cell office:value-type="float" office:value="0.00406961" calcext:value-type="float">
            <text:p>0.00406961</text:p>
          </table:table-cell>
          <table:table-cell table:formula="of:=SUM([.B3:.F3])" office:value-type="float" office:value="0.02046959" calcext:value-type="float">
            <text:p>0.02046959</text:p>
          </table:table-cell>
          <table:table-cell table:formula="of:=[.G3]/5" office:value-type="float" office:value="0.004093918" calcext:value-type="float">
            <text:p>0.004093918</text:p>
          </table:table-cell>
          <table:table-cell table:formula="of:=[.H3]-[.$H$2]" office:value-type="float" office:value="0.00409391663074" calcext:value-type="float">
            <text:p>0.0040939166</text:p>
          </table:table-cell>
          <table:table-cell table:formula="of:=1/[.I3]" office:value-type="float" office:value="244.264866678353" calcext:value-type="float">
            <text:p>244.2648666784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00155755" calcext:value-type="float">
            <text:p>1.55755E-05</text:p>
          </table:table-cell>
          <table:table-cell office:value-type="float" office:value="0.0000146834" calcext:value-type="float">
            <text:p>1.46834E-05</text:p>
          </table:table-cell>
          <table:table-cell office:value-type="float" office:value="0.000015039" calcext:value-type="float">
            <text:p>0.000015039</text:p>
          </table:table-cell>
          <table:table-cell office:value-type="float" office:value="0.0000209552" calcext:value-type="float">
            <text:p>2.09552E-05</text:p>
          </table:table-cell>
          <table:table-cell office:value-type="float" office:value="0.0000163213" calcext:value-type="float">
            <text:p>1.63213E-05</text:p>
          </table:table-cell>
          <table:table-cell table:formula="of:=SUM([.B4:.F4])" office:value-type="float" office:value="0.0000825744" calcext:value-type="float">
            <text:p>8.25744E-05</text:p>
          </table:table-cell>
          <table:table-cell table:formula="of:=[.G4]/5" office:value-type="float" office:value="0.00001651488" calcext:value-type="float">
            <text:p>1.651488E-05</text:p>
          </table:table-cell>
          <table:table-cell table:formula="of:=[.H4]-[.$H$2]" office:value-type="float" office:value="0.00001651351074" calcext:value-type="float">
            <text:p>1.651351074E-05</text:p>
          </table:table-cell>
          <table:table-cell table:formula="of:=1/[.I4]" office:value-type="float" office:value="60556.4749824967" calcext:value-type="float">
            <text:p>60556.4749824967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11731" calcext:value-type="float">
            <text:p>0.0011731</text:p>
          </table:table-cell>
          <table:table-cell office:value-type="float" office:value="0.0011618" calcext:value-type="float">
            <text:p>0.0011618</text:p>
          </table:table-cell>
          <table:table-cell office:value-type="float" office:value="0.00120673" calcext:value-type="float">
            <text:p>0.00120673</text:p>
          </table:table-cell>
          <table:table-cell office:value-type="float" office:value="0.00115765" calcext:value-type="float">
            <text:p>0.00115765</text:p>
          </table:table-cell>
          <table:table-cell office:value-type="float" office:value="0.00116698" calcext:value-type="float">
            <text:p>0.00116698</text:p>
          </table:table-cell>
          <table:table-cell table:formula="of:=SUM([.B5:.F5])" office:value-type="float" office:value="0.00586626" calcext:value-type="float">
            <text:p>0.00586626</text:p>
          </table:table-cell>
          <table:table-cell table:formula="of:=[.G5]/5" office:value-type="float" office:value="0.001173252" calcext:value-type="float">
            <text:p>0.001173252</text:p>
          </table:table-cell>
          <table:table-cell table:formula="of:=[.H5]-[.$H$2]" office:value-type="float" office:value="0.00117325063074" calcext:value-type="float">
            <text:p>0.0011732506</text:p>
          </table:table-cell>
          <table:table-cell table:formula="of:=1/[.I5]" office:value-type="float" office:value="852.332804090865" calcext:value-type="float">
            <text:p>852.3328040909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00404661" calcext:value-type="float">
            <text:p>4.04661E-06</text:p>
          </table:table-cell>
          <table:table-cell office:value-type="float" office:value="0.00000405522" calcext:value-type="float">
            <text:p>4.05522E-06</text:p>
          </table:table-cell>
          <table:table-cell office:value-type="float" office:value="0.00000407508" calcext:value-type="float">
            <text:p>4.07508E-06</text:p>
          </table:table-cell>
          <table:table-cell office:value-type="float" office:value="0.00000407714" calcext:value-type="float">
            <text:p>4.07714E-06</text:p>
          </table:table-cell>
          <table:table-cell office:value-type="float" office:value="0.00000404027" calcext:value-type="float">
            <text:p>4.04027E-06</text:p>
          </table:table-cell>
          <table:table-cell table:formula="of:=SUM([.B6:.F6])" office:value-type="float" office:value="0.00002029432" calcext:value-type="float">
            <text:p>2.029432E-05</text:p>
          </table:table-cell>
          <table:table-cell table:formula="of:=[.G6]/5" office:value-type="float" office:value="0.000004058864" calcext:value-type="float">
            <text:p>4.058864E-06</text:p>
          </table:table-cell>
          <table:table-cell table:formula="of:=[.H6]-[.$H$2]" office:value-type="float" office:value="0.00000405749474" calcext:value-type="float">
            <text:p>4.05749474E-06</text:p>
          </table:table-cell>
          <table:table-cell table:formula="of:=1/[.I6]" office:value-type="float" office:value="246457.497564125" calcext:value-type="float">
            <text:p>246457.497564125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18834" calcext:value-type="float">
            <text:p>0.18834</text:p>
          </table:table-cell>
          <table:table-cell office:value-type="float" office:value="0.188995" calcext:value-type="float">
            <text:p>0.188995</text:p>
          </table:table-cell>
          <table:table-cell office:value-type="float" office:value="0.187547" calcext:value-type="float">
            <text:p>0.187547</text:p>
          </table:table-cell>
          <table:table-cell office:value-type="float" office:value="0.187823" calcext:value-type="float">
            <text:p>0.187823</text:p>
          </table:table-cell>
          <table:table-cell office:value-type="float" office:value="0.188278" calcext:value-type="float">
            <text:p>0.188278</text:p>
          </table:table-cell>
          <table:table-cell table:formula="of:=SUM([.B7:.F7])" office:value-type="float" office:value="0.940983" calcext:value-type="float">
            <text:p>0.940983</text:p>
          </table:table-cell>
          <table:table-cell table:formula="of:=[.G7]/5" office:value-type="float" office:value="0.1881966" calcext:value-type="float">
            <text:p>0.1881966</text:p>
          </table:table-cell>
          <table:table-cell table:formula="of:=[.H7]-[.$H$2]" office:value-type="float" office:value="0.18819659863074" calcext:value-type="float">
            <text:p>0.1881965986</text:p>
          </table:table-cell>
          <table:table-cell table:formula="of:=1/[.I7]" office:value-type="float" office:value="5.31359231397214" calcext:value-type="float">
            <text:p>5.313592314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00278833" calcext:value-type="float">
            <text:p>0.00278833</text:p>
          </table:table-cell>
          <table:table-cell office:value-type="float" office:value="0.00279292" calcext:value-type="float">
            <text:p>0.00279292</text:p>
          </table:table-cell>
          <table:table-cell office:value-type="float" office:value="0.00278987" calcext:value-type="float">
            <text:p>0.00278987</text:p>
          </table:table-cell>
          <table:table-cell office:value-type="float" office:value="0.00278094" calcext:value-type="float">
            <text:p>0.00278094</text:p>
          </table:table-cell>
          <table:table-cell office:value-type="float" office:value="0.0027776" calcext:value-type="float">
            <text:p>0.0027776</text:p>
          </table:table-cell>
          <table:table-cell table:formula="of:=SUM([.B8:.F8])" office:value-type="float" office:value="0.01392966" calcext:value-type="float">
            <text:p>0.01392966</text:p>
          </table:table-cell>
          <table:table-cell table:formula="of:=[.G8]/5" office:value-type="float" office:value="0.002785932" calcext:value-type="float">
            <text:p>0.002785932</text:p>
          </table:table-cell>
          <table:table-cell table:formula="of:=[.H8]-[.$H$2]" office:value-type="float" office:value="0.00278593063074" calcext:value-type="float">
            <text:p>0.0027859306</text:p>
          </table:table-cell>
          <table:table-cell table:formula="of:=1/[.I8]" office:value-type="float" office:value="358.946482358888" calcext:value-type="float">
            <text:p>358.9464823589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0499607" calcext:value-type="float">
            <text:p>0.00000005</text:p>
          </table:table-cell>
          <table:table-cell office:value-type="float" office:value="0.0000000500125" calcext:value-type="float">
            <text:p>0.00000005</text:p>
          </table:table-cell>
          <table:table-cell office:value-type="float" office:value="0.0000000500319" calcext:value-type="float">
            <text:p>0.00000005</text:p>
          </table:table-cell>
          <table:table-cell office:value-type="float" office:value="0.0000000500719" calcext:value-type="float">
            <text:p>5.00719E-08</text:p>
          </table:table-cell>
          <table:table-cell office:value-type="float" office:value="0.000000050163" calcext:value-type="float">
            <text:p>5.0163E-08</text:p>
          </table:table-cell>
          <table:table-cell table:formula="of:=SUM([.B9:.F9])" office:value-type="float" office:value="0.00000025024" calcext:value-type="float">
            <text:p>2.5024E-07</text:p>
          </table:table-cell>
          <table:table-cell table:formula="of:=[.G9]/5" office:value-type="float" office:value="0.000000050048" calcext:value-type="float">
            <text:p>0.00000005</text:p>
          </table:table-cell>
          <table:table-cell table:formula="of:=[.H9]-[.$H$2]" office:value-type="float" office:value="0.00000004867874" calcext:value-type="float">
            <text:p>4.867874E-08</text:p>
          </table:table-cell>
          <table:table-cell table:formula="of:=1/[.I9]" office:value-type="float" office:value="20542848.8905013" calcext:value-type="float">
            <text:p>20542848.8905013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0495219" calcext:value-type="float">
            <text:p>4.95219E-08</text:p>
          </table:table-cell>
          <table:table-cell office:value-type="float" office:value="0.0000000495216" calcext:value-type="float">
            <text:p>4.95216E-08</text:p>
          </table:table-cell>
          <table:table-cell office:value-type="float" office:value="0.000000049517" calcext:value-type="float">
            <text:p>4.9517E-08</text:p>
          </table:table-cell>
          <table:table-cell office:value-type="float" office:value="0.0000000495249" calcext:value-type="float">
            <text:p>4.95249E-08</text:p>
          </table:table-cell>
          <table:table-cell office:value-type="float" office:value="0.0000000495246" calcext:value-type="float">
            <text:p>4.95246E-08</text:p>
          </table:table-cell>
          <table:table-cell table:formula="of:=SUM([.B10:.F10])" office:value-type="float" office:value="0.00000024761" calcext:value-type="float">
            <text:p>2.4761E-07</text:p>
          </table:table-cell>
          <table:table-cell table:formula="of:=[.G10]/5" office:value-type="float" office:value="0.000000049522" calcext:value-type="float">
            <text:p>4.9522E-08</text:p>
          </table:table-cell>
          <table:table-cell table:formula="of:=[.H10]-[.$H$2]" office:value-type="float" office:value="0.00000004815274" calcext:value-type="float">
            <text:p>4.815274E-08</text:p>
          </table:table-cell>
          <table:table-cell table:formula="of:=1/[.I10]" office:value-type="float" office:value="20767250.2125528" calcext:value-type="float">
            <text:p>20767250.2125528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240831" calcext:value-type="float">
            <text:p>0.00240831</text:p>
          </table:table-cell>
          <table:table-cell office:value-type="float" office:value="0.0024455" calcext:value-type="float">
            <text:p>0.0024455</text:p>
          </table:table-cell>
          <table:table-cell office:value-type="float" office:value="0.00250685" calcext:value-type="float">
            <text:p>0.00250685</text:p>
          </table:table-cell>
          <table:table-cell office:value-type="float" office:value="0.00244482" calcext:value-type="float">
            <text:p>0.00244482</text:p>
          </table:table-cell>
          <table:table-cell office:value-type="float" office:value="0.00245436" calcext:value-type="float">
            <text:p>0.00245436</text:p>
          </table:table-cell>
          <table:table-cell table:formula="of:=SUM([.B11:.F11])" office:value-type="float" office:value="0.01225984" calcext:value-type="float">
            <text:p>0.01225984</text:p>
          </table:table-cell>
          <table:table-cell table:formula="of:=[.G11]/5" office:value-type="float" office:value="0.002451968" calcext:value-type="float">
            <text:p>0.002451968</text:p>
          </table:table-cell>
          <table:table-cell table:formula="of:=[.H11]-[.$H$2]" office:value-type="float" office:value="0.00245196663074" calcext:value-type="float">
            <text:p>0.0024519666</text:p>
          </table:table-cell>
          <table:table-cell table:formula="of:=1/[.I11]" office:value-type="float" office:value="407.835892814822" calcext:value-type="float">
            <text:p>407.8358928148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0148386" calcext:value-type="float">
            <text:p>1.48386E-05</text:p>
          </table:table-cell>
          <table:table-cell office:value-type="float" office:value="0.0000133683" calcext:value-type="float">
            <text:p>1.33683E-05</text:p>
          </table:table-cell>
          <table:table-cell office:value-type="float" office:value="0.0000134852" calcext:value-type="float">
            <text:p>1.34852E-05</text:p>
          </table:table-cell>
          <table:table-cell office:value-type="float" office:value="0.0000133764" calcext:value-type="float">
            <text:p>1.33764E-05</text:p>
          </table:table-cell>
          <table:table-cell office:value-type="float" office:value="0.0000166212" calcext:value-type="float">
            <text:p>1.66212E-05</text:p>
          </table:table-cell>
          <table:table-cell table:formula="of:=SUM([.B12:.F12])" office:value-type="float" office:value="0.0000716897" calcext:value-type="float">
            <text:p>7.16897E-05</text:p>
          </table:table-cell>
          <table:table-cell table:formula="of:=[.G12]/5" office:value-type="float" office:value="0.00001433794" calcext:value-type="float">
            <text:p>1.433794E-05</text:p>
          </table:table-cell>
          <table:table-cell table:formula="of:=[.H12]-[.$H$2]" office:value-type="float" office:value="0.00001433657074" calcext:value-type="float">
            <text:p>1.433657074E-05</text:p>
          </table:table-cell>
          <table:table-cell table:formula="of:=1/[.I12]" office:value-type="float" office:value="69751.6873550474" calcext:value-type="float">
            <text:p>69751.6873550474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0445888" calcext:value-type="float">
            <text:p>0.00445888</text:p>
          </table:table-cell>
          <table:table-cell office:value-type="float" office:value="0.00450826" calcext:value-type="float">
            <text:p>0.00450826</text:p>
          </table:table-cell>
          <table:table-cell office:value-type="float" office:value="0.00466661" calcext:value-type="float">
            <text:p>0.00466661</text:p>
          </table:table-cell>
          <table:table-cell office:value-type="float" office:value="0.00454502" calcext:value-type="float">
            <text:p>0.00454502</text:p>
          </table:table-cell>
          <table:table-cell office:value-type="float" office:value="0.00447166" calcext:value-type="float">
            <text:p>0.00447166</text:p>
          </table:table-cell>
          <table:table-cell table:formula="of:=SUM([.B13:.F13])" office:value-type="float" office:value="0.02265043" calcext:value-type="float">
            <text:p>0.02265043</text:p>
          </table:table-cell>
          <table:table-cell table:formula="of:=[.G13]/5" office:value-type="float" office:value="0.004530086" calcext:value-type="float">
            <text:p>0.004530086</text:p>
          </table:table-cell>
          <table:table-cell table:formula="of:=[.H13]-[.$H$2]" office:value-type="float" office:value="0.00453008463074" calcext:value-type="float">
            <text:p>0.0045300846</text:p>
          </table:table-cell>
          <table:table-cell table:formula="of:=1/[.I13]" office:value-type="float" office:value="220.746427829241" calcext:value-type="float">
            <text:p>220.7464278292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00815605" calcext:value-type="float">
            <text:p>8.15605E-05</text:p>
          </table:table-cell>
          <table:table-cell office:value-type="float" office:value="0.000081662" calcext:value-type="float">
            <text:p>0.000081662</text:p>
          </table:table-cell>
          <table:table-cell office:value-type="float" office:value="0.0000816615" calcext:value-type="float">
            <text:p>8.16615E-05</text:p>
          </table:table-cell>
          <table:table-cell office:value-type="float" office:value="0.0000816994" calcext:value-type="float">
            <text:p>8.16994E-05</text:p>
          </table:table-cell>
          <table:table-cell office:value-type="float" office:value="0.0000815105" calcext:value-type="float">
            <text:p>8.15105E-05</text:p>
          </table:table-cell>
          <table:table-cell table:formula="of:=SUM([.B14:.F14])" office:value-type="float" office:value="0.0004080939" calcext:value-type="float">
            <text:p>0.0004080939</text:p>
          </table:table-cell>
          <table:table-cell table:formula="of:=[.G14]/5" office:value-type="float" office:value="0.00008161878" calcext:value-type="float">
            <text:p>8.161878E-05</text:p>
          </table:table-cell>
          <table:table-cell table:formula="of:=[.H14]-[.$H$2]" office:value-type="float" office:value="0.00008161741074" calcext:value-type="float">
            <text:p>8.161741074E-05</text:p>
          </table:table-cell>
          <table:table-cell table:formula="of:=1/[.I14]" office:value-type="float" office:value="12252.2877279897" calcext:value-type="float">
            <text:p>12252.2877279897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020991" calcext:value-type="float">
            <text:p>0.020991</text:p>
          </table:table-cell>
          <table:table-cell office:value-type="float" office:value="0.0210126" calcext:value-type="float">
            <text:p>0.0210126</text:p>
          </table:table-cell>
          <table:table-cell office:value-type="float" office:value="0.0210023" calcext:value-type="float">
            <text:p>0.0210023</text:p>
          </table:table-cell>
          <table:table-cell office:value-type="float" office:value="0.021019" calcext:value-type="float">
            <text:p>0.021019</text:p>
          </table:table-cell>
          <table:table-cell office:value-type="float" office:value="0.0210895" calcext:value-type="float">
            <text:p>0.0210895</text:p>
          </table:table-cell>
          <table:table-cell table:formula="of:=SUM([.B15:.F15])" office:value-type="float" office:value="0.1051144" calcext:value-type="float">
            <text:p>0.1051144</text:p>
          </table:table-cell>
          <table:table-cell table:formula="of:=[.G15]/5" office:value-type="float" office:value="0.02102288" calcext:value-type="float">
            <text:p>0.02102288</text:p>
          </table:table-cell>
          <table:table-cell table:formula="of:=[.H15]-[.$H$2]" office:value-type="float" office:value="0.02102287863074" calcext:value-type="float">
            <text:p>0.0210228786</text:p>
          </table:table-cell>
          <table:table-cell table:formula="of:=1/[.I15]" office:value-type="float" office:value="47.5672250962712" calcext:value-type="float">
            <text:p>47.5672250963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00719038" calcext:value-type="float">
            <text:p>0.00719038</text:p>
          </table:table-cell>
          <table:table-cell office:value-type="float" office:value="0.00716885" calcext:value-type="float">
            <text:p>0.00716885</text:p>
          </table:table-cell>
          <table:table-cell office:value-type="float" office:value="0.00719199" calcext:value-type="float">
            <text:p>0.00719199</text:p>
          </table:table-cell>
          <table:table-cell office:value-type="float" office:value="0.00717415" calcext:value-type="float">
            <text:p>0.00717415</text:p>
          </table:table-cell>
          <table:table-cell office:value-type="float" office:value="0.00724544" calcext:value-type="float">
            <text:p>0.00724544</text:p>
          </table:table-cell>
          <table:table-cell table:formula="of:=SUM([.B16:.F16])" office:value-type="float" office:value="0.03597081" calcext:value-type="float">
            <text:p>0.03597081</text:p>
          </table:table-cell>
          <table:table-cell table:formula="of:=[.G16]/5" office:value-type="float" office:value="0.007194162" calcext:value-type="float">
            <text:p>0.007194162</text:p>
          </table:table-cell>
          <table:table-cell table:formula="of:=[.H16]-[.$H$2]" office:value-type="float" office:value="0.00719416063074" calcext:value-type="float">
            <text:p>0.0071941606</text:p>
          </table:table-cell>
          <table:table-cell table:formula="of:=1/[.I16]" office:value-type="float" office:value="139.00162247241" calcext:value-type="float">
            <text:p>139.0016224724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1.68443" calcext:value-type="float">
            <text:p>1.68443</text:p>
          </table:table-cell>
          <table:table-cell office:value-type="float" office:value="1.69713" calcext:value-type="float">
            <text:p>1.69713</text:p>
          </table:table-cell>
          <table:table-cell office:value-type="float" office:value="1.68581" calcext:value-type="float">
            <text:p>1.68581</text:p>
          </table:table-cell>
          <table:table-cell office:value-type="float" office:value="1.6837" calcext:value-type="float">
            <text:p>1.6837</text:p>
          </table:table-cell>
          <table:table-cell office:value-type="float" office:value="1.70011" calcext:value-type="float">
            <text:p>1.70011</text:p>
          </table:table-cell>
          <table:table-cell table:formula="of:=SUM([.B17:.F17])" office:value-type="float" office:value="8.45118" calcext:value-type="float">
            <text:p>8.45118</text:p>
          </table:table-cell>
          <table:table-cell table:formula="of:=[.G17]/5" office:value-type="float" office:value="1.690236" calcext:value-type="float">
            <text:p>1.690236</text:p>
          </table:table-cell>
          <table:table-cell table:formula="of:=[.H17]-[.$H$2]" office:value-type="float" office:value="1.69023599863074" calcext:value-type="float">
            <text:p>1.6902359986</text:p>
          </table:table-cell>
          <table:table-cell table:formula="of:=1/[.I17]" office:value-type="float" office:value="0.59163335818791" calcext:value-type="float">
            <text:p>0.5916333582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0.0284082" calcext:value-type="float">
            <text:p>0.0284082</text:p>
          </table:table-cell>
          <table:table-cell office:value-type="float" office:value="0.028387" calcext:value-type="float">
            <text:p>0.028387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85401" calcext:value-type="float">
            <text:p>0.0285401</text:p>
          </table:table-cell>
          <table:table-cell office:value-type="float" office:value="0.0286562" calcext:value-type="float">
            <text:p>0.0286562</text:p>
          </table:table-cell>
          <table:table-cell table:formula="of:=SUM([.B18:.F18])" office:value-type="float" office:value="0.1423915" calcext:value-type="float">
            <text:p>0.1423915</text:p>
          </table:table-cell>
          <table:table-cell table:formula="of:=[.G18]/5" office:value-type="float" office:value="0.0284783" calcext:value-type="float">
            <text:p>0.0284783</text:p>
          </table:table-cell>
          <table:table-cell table:formula="of:=[.H18]-[.$H$2]" office:value-type="float" office:value="0.02847829863074" calcext:value-type="float">
            <text:p>0.0284782986</text:p>
          </table:table-cell>
          <table:table-cell table:formula="of:=1/[.I18]" office:value-type="float" office:value="35.1144572562555" calcext:value-type="float">
            <text:p>35.1144572563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0258533" calcext:value-type="float">
            <text:p>0.00258533</text:p>
          </table:table-cell>
          <table:table-cell office:value-type="float" office:value="0.00258968" calcext:value-type="float">
            <text:p>0.00258968</text:p>
          </table:table-cell>
          <table:table-cell office:value-type="float" office:value="0.0028855" calcext:value-type="float">
            <text:p>0.0028855</text:p>
          </table:table-cell>
          <table:table-cell office:value-type="float" office:value="0.00264175" calcext:value-type="float">
            <text:p>0.00264175</text:p>
          </table:table-cell>
          <table:table-cell office:value-type="float" office:value="0.00258225" calcext:value-type="float">
            <text:p>0.00258225</text:p>
          </table:table-cell>
          <table:table-cell table:formula="of:=SUM([.B19:.F19])" office:value-type="float" office:value="0.01328451" calcext:value-type="float">
            <text:p>0.01328451</text:p>
          </table:table-cell>
          <table:table-cell table:formula="of:=[.G19]/5" office:value-type="float" office:value="0.002656902" calcext:value-type="float">
            <text:p>0.002656902</text:p>
          </table:table-cell>
          <table:table-cell table:formula="of:=[.H19]-[.$H$2]" office:value-type="float" office:value="0.00265690063074" calcext:value-type="float">
            <text:p>0.0026569006</text:p>
          </table:table-cell>
          <table:table-cell table:formula="of:=1/[.I19]" office:value-type="float" office:value="376.378396854639" calcext:value-type="float">
            <text:p>376.3783968546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00405346" calcext:value-type="float">
            <text:p>4.05346E-05</text:p>
          </table:table-cell>
          <table:table-cell office:value-type="float" office:value="0.0000404429" calcext:value-type="float">
            <text:p>4.04429E-05</text:p>
          </table:table-cell>
          <table:table-cell office:value-type="float" office:value="0.000040803" calcext:value-type="float">
            <text:p>0.000040803</text:p>
          </table:table-cell>
          <table:table-cell office:value-type="float" office:value="0.0000405542" calcext:value-type="float">
            <text:p>4.05542E-05</text:p>
          </table:table-cell>
          <table:table-cell office:value-type="float" office:value="0.0000404786" calcext:value-type="float">
            <text:p>4.04786E-05</text:p>
          </table:table-cell>
          <table:table-cell table:formula="of:=SUM([.B20:.F20])" office:value-type="float" office:value="0.0002028133" calcext:value-type="float">
            <text:p>0.0002028133</text:p>
          </table:table-cell>
          <table:table-cell table:formula="of:=[.G20]/5" office:value-type="float" office:value="0.00004056266" calcext:value-type="float">
            <text:p>4.056266E-05</text:p>
          </table:table-cell>
          <table:table-cell table:formula="of:=[.H20]-[.$H$2]" office:value-type="float" office:value="0.00004056129074" calcext:value-type="float">
            <text:p>4.056129074E-05</text:p>
          </table:table-cell>
          <table:table-cell table:formula="of:=1/[.I20]" office:value-type="float" office:value="24654.0477819124" calcext:value-type="float">
            <text:p>24654.0477819124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164144" calcext:value-type="float">
            <text:p>0.0164144</text:p>
          </table:table-cell>
          <table:table-cell office:value-type="float" office:value="0.0164251" calcext:value-type="float">
            <text:p>0.0164251</text:p>
          </table:table-cell>
          <table:table-cell office:value-type="float" office:value="0.01642" calcext:value-type="float">
            <text:p>0.01642</text:p>
          </table:table-cell>
          <table:table-cell office:value-type="float" office:value="0.0164168" calcext:value-type="float">
            <text:p>0.0164168</text:p>
          </table:table-cell>
          <table:table-cell office:value-type="float" office:value="0.01642" calcext:value-type="float">
            <text:p>0.01642</text:p>
          </table:table-cell>
          <table:table-cell table:formula="of:=SUM([.B21:.F21])" office:value-type="float" office:value="0.0820963" calcext:value-type="float">
            <text:p>0.0820963</text:p>
          </table:table-cell>
          <table:table-cell table:formula="of:=[.G21]/5" office:value-type="float" office:value="0.01641926" calcext:value-type="float">
            <text:p>0.01641926</text:p>
          </table:table-cell>
          <table:table-cell table:formula="of:=[.H21]-[.$H$2]" office:value-type="float" office:value="0.01641925863074" calcext:value-type="float">
            <text:p>0.0164192586</text:p>
          </table:table-cell>
          <table:table-cell table:formula="of:=1/[.I21]" office:value-type="float" office:value="60.9040896723442" calcext:value-type="float">
            <text:p>60.9040896723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0498495" calcext:value-type="float">
            <text:p>0.000498495</text:p>
          </table:table-cell>
          <table:table-cell office:value-type="float" office:value="0.000498115" calcext:value-type="float">
            <text:p>0.000498115</text:p>
          </table:table-cell>
          <table:table-cell office:value-type="float" office:value="0.000498274" calcext:value-type="float">
            <text:p>0.000498274</text:p>
          </table:table-cell>
          <table:table-cell office:value-type="float" office:value="0.000498181" calcext:value-type="float">
            <text:p>0.000498181</text:p>
          </table:table-cell>
          <table:table-cell office:value-type="float" office:value="0.000498113" calcext:value-type="float">
            <text:p>0.000498113</text:p>
          </table:table-cell>
          <table:table-cell table:formula="of:=SUM([.B22:.F22])" office:value-type="float" office:value="0.002491178" calcext:value-type="float">
            <text:p>0.002491178</text:p>
          </table:table-cell>
          <table:table-cell table:formula="of:=[.G22]/5" office:value-type="float" office:value="0.0004982356" calcext:value-type="float">
            <text:p>0.0004982356</text:p>
          </table:table-cell>
          <table:table-cell table:formula="of:=[.H22]-[.$H$2]" office:value-type="float" office:value="0.00049823423074" calcext:value-type="float">
            <text:p>0.0004982342</text:p>
          </table:table-cell>
          <table:table-cell table:formula="of:=1/[.I22]" office:value-type="float" office:value="2007.08810896986" calcext:value-type="float">
            <text:p>2007.0881089699</text:p>
          </table:table-cell>
        </table:table-row>
        <table:table-row table:style-name="ro1">
          <table:table-cell office:value-type="string" calcext:value-type="string">
            <text:p>Face descriptor</text:p>
          </table:table-cell>
          <table:table-cell office:value-type="float" office:value="0.00225512" calcext:value-type="float">
            <text:p>0.00225512</text:p>
          </table:table-cell>
          <table:table-cell office:value-type="float" office:value="0.00224777" calcext:value-type="float">
            <text:p>0.00224777</text:p>
          </table:table-cell>
          <table:table-cell office:value-type="float" office:value="0.0022554" calcext:value-type="float">
            <text:p>0.0022554</text:p>
          </table:table-cell>
          <table:table-cell office:value-type="float" office:value="0.00225993" calcext:value-type="float">
            <text:p>0.00225993</text:p>
          </table:table-cell>
          <table:table-cell office:value-type="float" office:value="0.0022617" calcext:value-type="float">
            <text:p>0.0022617</text:p>
          </table:table-cell>
          <table:table-cell table:formula="of:=SUM([.B23:.F23])" office:value-type="float" office:value="0.01127992" calcext:value-type="float">
            <text:p>0.01127992</text:p>
          </table:table-cell>
          <table:table-cell table:formula="of:=[.G23]/5" office:value-type="float" office:value="0.002255984" calcext:value-type="float">
            <text:p>0.002255984</text:p>
          </table:table-cell>
          <table:table-cell table:formula="of:=[.H23]-[.$H$2]" office:value-type="float" office:value="0.00225598263074" calcext:value-type="float">
            <text:p>0.0022559826</text:p>
          </table:table-cell>
          <table:table-cell table:formula="of:=1/[.I23]" office:value-type="float" office:value="443.265824113186" calcext:value-type="float">
            <text:p>443.2658241132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00911865" calcext:value-type="float">
            <text:p>0.000911865</text:p>
          </table:table-cell>
          <table:table-cell office:value-type="float" office:value="0.000906649" calcext:value-type="float">
            <text:p>0.000906649</text:p>
          </table:table-cell>
          <table:table-cell office:value-type="float" office:value="0.000919866" calcext:value-type="float">
            <text:p>0.000919866</text:p>
          </table:table-cell>
          <table:table-cell office:value-type="float" office:value="0.000918923" calcext:value-type="float">
            <text:p>0.000918923</text:p>
          </table:table-cell>
          <table:table-cell office:value-type="float" office:value="0.000913026" calcext:value-type="float">
            <text:p>0.000913026</text:p>
          </table:table-cell>
          <table:table-cell table:formula="of:=SUM([.B24:.F24])" office:value-type="float" office:value="0.004570329" calcext:value-type="float">
            <text:p>0.004570329</text:p>
          </table:table-cell>
          <table:table-cell table:formula="of:=[.G24]/5" office:value-type="float" office:value="0.0009140658" calcext:value-type="float">
            <text:p>0.0009140658</text:p>
          </table:table-cell>
          <table:table-cell table:formula="of:=[.H24]-[.$H$2]" office:value-type="float" office:value="0.00091406443074" calcext:value-type="float">
            <text:p>0.0009140644</text:p>
          </table:table-cell>
          <table:table-cell table:formula="of:=1/[.I24]" office:value-type="float" office:value="1094.01478317062" calcext:value-type="float">
            <text:p>1094.0147831706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00794725" calcext:value-type="float">
            <text:p>0.000794725</text:p>
          </table:table-cell>
          <table:table-cell office:value-type="float" office:value="0.000793642" calcext:value-type="float">
            <text:p>0.000793642</text:p>
          </table:table-cell>
          <table:table-cell office:value-type="float" office:value="0.000800393" calcext:value-type="float">
            <text:p>0.000800393</text:p>
          </table:table-cell>
          <table:table-cell office:value-type="float" office:value="0.000801286" calcext:value-type="float">
            <text:p>0.000801286</text:p>
          </table:table-cell>
          <table:table-cell office:value-type="float" office:value="0.000797711" calcext:value-type="float">
            <text:p>0.000797711</text:p>
          </table:table-cell>
          <table:table-cell table:formula="of:=SUM([.B25:.F25])" office:value-type="float" office:value="0.003987757" calcext:value-type="float">
            <text:p>0.003987757</text:p>
          </table:table-cell>
          <table:table-cell table:formula="of:=[.G25]/5" office:value-type="float" office:value="0.0007975514" calcext:value-type="float">
            <text:p>0.0007975514</text:p>
          </table:table-cell>
          <table:table-cell table:formula="of:=[.H25]-[.$H$2]" office:value-type="float" office:value="0.00079755003074" calcext:value-type="float">
            <text:p>0.00079755</text:p>
          </table:table-cell>
          <table:table-cell table:formula="of:=1/[.I25]" office:value-type="float" office:value="1253.83983631993" calcext:value-type="float">
            <text:p>1253.8398363199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0924512" calcext:value-type="float">
            <text:p>0.00924512</text:p>
          </table:table-cell>
          <table:table-cell office:value-type="float" office:value="0.00922915" calcext:value-type="float">
            <text:p>0.00922915</text:p>
          </table:table-cell>
          <table:table-cell office:value-type="float" office:value="0.0102764" calcext:value-type="float">
            <text:p>0.0102764</text:p>
          </table:table-cell>
          <table:table-cell office:value-type="float" office:value="0.00939823" calcext:value-type="float">
            <text:p>0.00939823</text:p>
          </table:table-cell>
          <table:table-cell office:value-type="float" office:value="0.00935298" calcext:value-type="float">
            <text:p>0.00935298</text:p>
          </table:table-cell>
          <table:table-cell table:formula="of:=SUM([.B26:.F26])" office:value-type="float" office:value="0.04750188" calcext:value-type="float">
            <text:p>0.04750188</text:p>
          </table:table-cell>
          <table:table-cell table:formula="of:=[.G26]/5" office:value-type="float" office:value="0.009500376" calcext:value-type="float">
            <text:p>0.009500376</text:p>
          </table:table-cell>
          <table:table-cell table:formula="of:=[.H26]-[.$H$2]" office:value-type="float" office:value="0.00950037463074" calcext:value-type="float">
            <text:p>0.0095003746</text:p>
          </table:table-cell>
          <table:table-cell table:formula="of:=1/[.I26]" office:value-type="float" office:value="105.259007025295" calcext:value-type="float">
            <text:p>105.2590070253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0251834" calcext:value-type="float">
            <text:p>0.000251834</text:p>
          </table:table-cell>
          <table:table-cell office:value-type="float" office:value="0.000254671" calcext:value-type="float">
            <text:p>0.000254671</text:p>
          </table:table-cell>
          <table:table-cell office:value-type="float" office:value="0.000403195" calcext:value-type="float">
            <text:p>0.000403195</text:p>
          </table:table-cell>
          <table:table-cell office:value-type="float" office:value="0.000268988" calcext:value-type="float">
            <text:p>0.000268988</text:p>
          </table:table-cell>
          <table:table-cell office:value-type="float" office:value="0.000256507" calcext:value-type="float">
            <text:p>0.000256507</text:p>
          </table:table-cell>
          <table:table-cell table:formula="of:=SUM([.B27:.F27])" office:value-type="float" office:value="0.001435195" calcext:value-type="float">
            <text:p>0.001435195</text:p>
          </table:table-cell>
          <table:table-cell table:formula="of:=[.G27]/5" office:value-type="float" office:value="0.000287039" calcext:value-type="float">
            <text:p>0.000287039</text:p>
          </table:table-cell>
          <table:table-cell table:formula="of:=[.H27]-[.$H$2]" office:value-type="float" office:value="0.00028703763074" calcext:value-type="float">
            <text:p>0.0002870376</text:p>
          </table:table-cell>
          <table:table-cell table:formula="of:=1/[.I27]" office:value-type="float" office:value="3483.86376177207" calcext:value-type="float">
            <text:p>3483.8637617721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0459445" calcext:value-type="float">
            <text:p>0.00459445</text:p>
          </table:table-cell>
          <table:table-cell office:value-type="float" office:value="0.00434943" calcext:value-type="float">
            <text:p>0.00434943</text:p>
          </table:table-cell>
          <table:table-cell office:value-type="float" office:value="0.00468715" calcext:value-type="float">
            <text:p>0.00468715</text:p>
          </table:table-cell>
          <table:table-cell office:value-type="float" office:value="0.00431019" calcext:value-type="float">
            <text:p>0.00431019</text:p>
          </table:table-cell>
          <table:table-cell office:value-type="float" office:value="0.0043236" calcext:value-type="float">
            <text:p>0.0043236</text:p>
          </table:table-cell>
          <table:table-cell table:formula="of:=SUM([.B28:.F28])" office:value-type="float" office:value="0.02226482" calcext:value-type="float">
            <text:p>0.02226482</text:p>
          </table:table-cell>
          <table:table-cell table:formula="of:=[.G28]/5" office:value-type="float" office:value="0.004452964" calcext:value-type="float">
            <text:p>0.004452964</text:p>
          </table:table-cell>
          <table:table-cell table:formula="of:=[.H28]-[.$H$2]" office:value-type="float" office:value="0.00445296263074" calcext:value-type="float">
            <text:p>0.0044529626</text:p>
          </table:table-cell>
          <table:table-cell table:formula="of:=1/[.I28]" office:value-type="float" office:value="224.569591735787" calcext:value-type="float">
            <text:p>224.5695917358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00200596" calcext:value-type="float">
            <text:p>2.00596E-05</text:p>
          </table:table-cell>
          <table:table-cell office:value-type="float" office:value="0.0000199036" calcext:value-type="float">
            <text:p>1.99036E-05</text:p>
          </table:table-cell>
          <table:table-cell office:value-type="float" office:value="0.0000198811" calcext:value-type="float">
            <text:p>1.98811E-05</text:p>
          </table:table-cell>
          <table:table-cell office:value-type="float" office:value="0.0000216618" calcext:value-type="float">
            <text:p>2.16618E-05</text:p>
          </table:table-cell>
          <table:table-cell office:value-type="float" office:value="0.0000209669" calcext:value-type="float">
            <text:p>2.09669E-05</text:p>
          </table:table-cell>
          <table:table-cell table:formula="of:=SUM([.B29:.F29])" office:value-type="float" office:value="0.000102473" calcext:value-type="float">
            <text:p>0.000102473</text:p>
          </table:table-cell>
          <table:table-cell table:formula="of:=[.G29]/5" office:value-type="float" office:value="0.0000204946" calcext:value-type="float">
            <text:p>2.04946E-05</text:p>
          </table:table-cell>
          <table:table-cell table:formula="of:=[.H29]-[.$H$2]" office:value-type="float" office:value="0.00002049323074" calcext:value-type="float">
            <text:p>2.049323074E-05</text:p>
          </table:table-cell>
          <table:table-cell table:formula="of:=1/[.I29]" office:value-type="float" office:value="48796.6008233214" calcext:value-type="float">
            <text:p>48796.6008233214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101154" calcext:value-type="float">
            <text:p>0.0101154</text:p>
          </table:table-cell>
          <table:table-cell office:value-type="float" office:value="0.010133" calcext:value-type="float">
            <text:p>0.010133</text:p>
          </table:table-cell>
          <table:table-cell office:value-type="float" office:value="0.0100177" calcext:value-type="float">
            <text:p>0.0100177</text:p>
          </table:table-cell>
          <table:table-cell office:value-type="float" office:value="0.0111264" calcext:value-type="float">
            <text:p>0.0111264</text:p>
          </table:table-cell>
          <table:table-cell office:value-type="float" office:value="0.0113149" calcext:value-type="float">
            <text:p>0.0113149</text:p>
          </table:table-cell>
          <table:table-cell table:formula="of:=SUM([.B30:.F30])" office:value-type="float" office:value="0.0527074" calcext:value-type="float">
            <text:p>0.0527074</text:p>
          </table:table-cell>
          <table:table-cell table:formula="of:=[.G30]/5" office:value-type="float" office:value="0.01054148" calcext:value-type="float">
            <text:p>0.01054148</text:p>
          </table:table-cell>
          <table:table-cell table:formula="of:=[.H30]-[.$H$2]" office:value-type="float" office:value="0.01054147863074" calcext:value-type="float">
            <text:p>0.0105414786</text:p>
          </table:table-cell>
          <table:table-cell table:formula="of:=1/[.I30]" office:value-type="float" office:value="94.8633521946248" calcext:value-type="float">
            <text:p>94.8633521946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131702" calcext:value-type="float">
            <text:p>0.00131702</text:p>
          </table:table-cell>
          <table:table-cell office:value-type="float" office:value="0.0013355" calcext:value-type="float">
            <text:p>0.0013355</text:p>
          </table:table-cell>
          <table:table-cell office:value-type="float" office:value="0.00140658" calcext:value-type="float">
            <text:p>0.00140658</text:p>
          </table:table-cell>
          <table:table-cell office:value-type="float" office:value="0.00129202" calcext:value-type="float">
            <text:p>0.00129202</text:p>
          </table:table-cell>
          <table:table-cell office:value-type="float" office:value="0.00129228" calcext:value-type="float">
            <text:p>0.00129228</text:p>
          </table:table-cell>
          <table:table-cell table:formula="of:=SUM([.B31:.F31])" office:value-type="float" office:value="0.0066434" calcext:value-type="float">
            <text:p>0.0066434</text:p>
          </table:table-cell>
          <table:table-cell table:formula="of:=[.G31]/5" office:value-type="float" office:value="0.00132868" calcext:value-type="float">
            <text:p>0.00132868</text:p>
          </table:table-cell>
          <table:table-cell table:formula="of:=[.H31]-[.$H$2]" office:value-type="float" office:value="0.00132867863074" calcext:value-type="float">
            <text:p>0.0013286786</text:p>
          </table:table-cell>
          <table:table-cell table:formula="of:=1/[.I31]" office:value-type="float" office:value="752.627442681949" calcext:value-type="float">
            <text:p>752.6274426819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00917232" calcext:value-type="float">
            <text:p>9.17232E-06</text:p>
          </table:table-cell>
          <table:table-cell office:value-type="float" office:value="0.00000921566" calcext:value-type="float">
            <text:p>9.21566E-06</text:p>
          </table:table-cell>
          <table:table-cell office:value-type="float" office:value="0.00000923123" calcext:value-type="float">
            <text:p>9.23123E-06</text:p>
          </table:table-cell>
          <table:table-cell office:value-type="float" office:value="0.00000920305" calcext:value-type="float">
            <text:p>9.20305E-06</text:p>
          </table:table-cell>
          <table:table-cell office:value-type="float" office:value="0.00000923002" calcext:value-type="float">
            <text:p>0.00000923</text:p>
          </table:table-cell>
          <table:table-cell table:formula="of:=SUM([.B32:.F32])" office:value-type="float" office:value="0.00004605228" calcext:value-type="float">
            <text:p>4.605228E-05</text:p>
          </table:table-cell>
          <table:table-cell table:formula="of:=[.G32]/5" office:value-type="float" office:value="0.000009210456" calcext:value-type="float">
            <text:p>9.210456E-06</text:p>
          </table:table-cell>
          <table:table-cell table:formula="of:=[.H32]-[.$H$2]" office:value-type="float" office:value="0.00000920908674" calcext:value-type="float">
            <text:p>9.20908674E-06</text:p>
          </table:table-cell>
          <table:table-cell table:formula="of:=1/[.I32]" office:value-type="float" office:value="108588.400590958" calcext:value-type="float">
            <text:p>108588.400590958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369353" calcext:value-type="float">
            <text:p>0.369353</text:p>
          </table:table-cell>
          <table:table-cell office:value-type="float" office:value="0.368972" calcext:value-type="float">
            <text:p>0.368972</text:p>
          </table:table-cell>
          <table:table-cell office:value-type="float" office:value="0.371729" calcext:value-type="float">
            <text:p>0.371729</text:p>
          </table:table-cell>
          <table:table-cell office:value-type="float" office:value="0.369539" calcext:value-type="float">
            <text:p>0.369539</text:p>
          </table:table-cell>
          <table:table-cell office:value-type="float" office:value="0.368863" calcext:value-type="float">
            <text:p>0.368863</text:p>
          </table:table-cell>
          <table:table-cell table:formula="of:=SUM([.B33:.F33])" office:value-type="float" office:value="1.848456" calcext:value-type="float">
            <text:p>1.848456</text:p>
          </table:table-cell>
          <table:table-cell table:formula="of:=[.G33]/5" office:value-type="float" office:value="0.3696912" calcext:value-type="float">
            <text:p>0.3696912</text:p>
          </table:table-cell>
          <table:table-cell table:formula="of:=[.H33]-[.$H$2]" office:value-type="float" office:value="0.36969119863074" calcext:value-type="float">
            <text:p>0.3696911986</text:p>
          </table:table-cell>
          <table:table-cell table:formula="of:=1/[.I33]" office:value-type="float" office:value="2.70496025792281" calcext:value-type="float">
            <text:p>2.7049602579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0110747" calcext:value-type="float">
            <text:p>0.0110747</text:p>
          </table:table-cell>
          <table:table-cell office:value-type="float" office:value="0.0110539" calcext:value-type="float">
            <text:p>0.0110539</text:p>
          </table:table-cell>
          <table:table-cell office:value-type="float" office:value="0.0109769" calcext:value-type="float">
            <text:p>0.0109769</text:p>
          </table:table-cell>
          <table:table-cell office:value-type="float" office:value="0.0116181" calcext:value-type="float">
            <text:p>0.0116181</text:p>
          </table:table-cell>
          <table:table-cell office:value-type="float" office:value="0.0117884" calcext:value-type="float">
            <text:p>0.0117884</text:p>
          </table:table-cell>
          <table:table-cell table:formula="of:=SUM([.B34:.F34])" office:value-type="float" office:value="0.056512" calcext:value-type="float">
            <text:p>0.056512</text:p>
          </table:table-cell>
          <table:table-cell table:formula="of:=[.G34]/5" office:value-type="float" office:value="0.0113024" calcext:value-type="float">
            <text:p>0.0113024</text:p>
          </table:table-cell>
          <table:table-cell table:formula="of:=[.H34]-[.$H$2]" office:value-type="float" office:value="0.01130239863074" calcext:value-type="float">
            <text:p>0.0113023986</text:p>
          </table:table-cell>
          <table:table-cell table:formula="of:=1/[.I34]" office:value-type="float" office:value="88.4767944107212" calcext:value-type="float">
            <text:p>88.4767944107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121167" calcext:value-type="float">
            <text:p>0.0121167</text:p>
          </table:table-cell>
          <table:table-cell office:value-type="float" office:value="0.0120887" calcext:value-type="float">
            <text:p>0.0120887</text:p>
          </table:table-cell>
          <table:table-cell office:value-type="float" office:value="0.0120519" calcext:value-type="float">
            <text:p>0.0120519</text:p>
          </table:table-cell>
          <table:table-cell office:value-type="float" office:value="0.012262" calcext:value-type="float">
            <text:p>0.012262</text:p>
          </table:table-cell>
          <table:table-cell office:value-type="float" office:value="0.0123728" calcext:value-type="float">
            <text:p>0.0123728</text:p>
          </table:table-cell>
          <table:table-cell table:formula="of:=SUM([.B35:.F35])" office:value-type="float" office:value="0.0608921" calcext:value-type="float">
            <text:p>0.0608921</text:p>
          </table:table-cell>
          <table:table-cell table:formula="of:=[.G35]/5" office:value-type="float" office:value="0.01217842" calcext:value-type="float">
            <text:p>0.01217842</text:p>
          </table:table-cell>
          <table:table-cell table:formula="of:=[.H35]-[.$H$2]" office:value-type="float" office:value="0.01217841863074" calcext:value-type="float">
            <text:p>0.0121784186</text:p>
          </table:table-cell>
          <table:table-cell table:formula="of:=1/[.I35]" office:value-type="float" office:value="82.1124671700694" calcext:value-type="float">
            <text:p>82.1124671701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123102" calcext:value-type="float">
            <text:p>0.0123102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12198" calcext:value-type="float">
            <text:p>0.012198</text:p>
          </table:table-cell>
          <table:table-cell office:value-type="float" office:value="0.0131853" calcext:value-type="float">
            <text:p>0.0131853</text:p>
          </table:table-cell>
          <table:table-cell office:value-type="float" office:value="0.0130504" calcext:value-type="float">
            <text:p>0.0130504</text:p>
          </table:table-cell>
          <table:table-cell table:formula="of:=SUM([.B36:.F36])" office:value-type="float" office:value="0.0629839" calcext:value-type="float">
            <text:p>0.0629839</text:p>
          </table:table-cell>
          <table:table-cell table:formula="of:=[.G36]/5" office:value-type="float" office:value="0.01259678" calcext:value-type="float">
            <text:p>0.01259678</text:p>
          </table:table-cell>
          <table:table-cell table:formula="of:=[.H36]-[.$H$2]" office:value-type="float" office:value="0.01259677863074" calcext:value-type="float">
            <text:p>0.0125967786</text:p>
          </table:table-cell>
          <table:table-cell table:formula="of:=1/[.I36]" office:value-type="float" office:value="79.3853753657061" calcext:value-type="float">
            <text:p>79.3853753657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0446613" calcext:value-type="float">
            <text:p>0.000446613</text:p>
          </table:table-cell>
          <table:table-cell office:value-type="float" office:value="0.000458109" calcext:value-type="float">
            <text:p>0.000458109</text:p>
          </table:table-cell>
          <table:table-cell office:value-type="float" office:value="0.000463947" calcext:value-type="float">
            <text:p>0.000463947</text:p>
          </table:table-cell>
          <table:table-cell office:value-type="float" office:value="0.000457962" calcext:value-type="float">
            <text:p>0.000457962</text:p>
          </table:table-cell>
          <table:table-cell office:value-type="float" office:value="0.000461574" calcext:value-type="float">
            <text:p>0.000461574</text:p>
          </table:table-cell>
          <table:table-cell table:formula="of:=SUM([.B37:.F37])" office:value-type="float" office:value="0.002288205" calcext:value-type="float">
            <text:p>0.002288205</text:p>
          </table:table-cell>
          <table:table-cell table:formula="of:=[.G37]/5" office:value-type="float" office:value="0.000457641" calcext:value-type="float">
            <text:p>0.000457641</text:p>
          </table:table-cell>
          <table:table-cell table:formula="of:=[.H37]-[.$H$2]" office:value-type="float" office:value="0.00045763963074" calcext:value-type="float">
            <text:p>0.0004576396</text:p>
          </table:table-cell>
          <table:table-cell table:formula="of:=1/[.I37]" office:value-type="float" office:value="2185.1254411315" calcext:value-type="float">
            <text:p>2185.1254411315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00192321" calcext:value-type="float">
            <text:p>1.92321E-06</text:p>
          </table:table-cell>
          <table:table-cell office:value-type="float" office:value="0.00000198706" calcext:value-type="float">
            <text:p>1.98706E-06</text:p>
          </table:table-cell>
          <table:table-cell office:value-type="float" office:value="0.0000019095" calcext:value-type="float">
            <text:p>1.9095E-06</text:p>
          </table:table-cell>
          <table:table-cell office:value-type="float" office:value="0.00000192444" calcext:value-type="float">
            <text:p>1.92444E-06</text:p>
          </table:table-cell>
          <table:table-cell office:value-type="float" office:value="0.00000191936" calcext:value-type="float">
            <text:p>1.91936E-06</text:p>
          </table:table-cell>
          <table:table-cell table:formula="of:=SUM([.B38:.F38])" office:value-type="float" office:value="0.00000966357" calcext:value-type="float">
            <text:p>9.66357E-06</text:p>
          </table:table-cell>
          <table:table-cell table:formula="of:=[.G38]/5" office:value-type="float" office:value="0.000001932714" calcext:value-type="float">
            <text:p>1.932714E-06</text:p>
          </table:table-cell>
          <table:table-cell table:formula="of:=[.H38]-[.$H$2]" office:value-type="float" office:value="0.00000193134474" calcext:value-type="float">
            <text:p>1.93134474E-06</text:p>
          </table:table-cell>
          <table:table-cell table:formula="of:=1/[.I38]" office:value-type="float" office:value="517773.952670925" calcext:value-type="float">
            <text:p>517773.952670925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0568957" calcext:value-type="float">
            <text:p>0.000568957</text:p>
          </table:table-cell>
          <table:table-cell office:value-type="float" office:value="0.000569639" calcext:value-type="float">
            <text:p>0.000569639</text:p>
          </table:table-cell>
          <table:table-cell office:value-type="float" office:value="0.000712287" calcext:value-type="float">
            <text:p>0.000712287</text:p>
          </table:table-cell>
          <table:table-cell office:value-type="float" office:value="0.000572315" calcext:value-type="float">
            <text:p>0.000572315</text:p>
          </table:table-cell>
          <table:table-cell office:value-type="float" office:value="0.000580676" calcext:value-type="float">
            <text:p>0.000580676</text:p>
          </table:table-cell>
          <table:table-cell table:formula="of:=SUM([.B39:.F39])" office:value-type="float" office:value="0.003003874" calcext:value-type="float">
            <text:p>0.003003874</text:p>
          </table:table-cell>
          <table:table-cell table:formula="of:=[.G39]/5" office:value-type="float" office:value="0.0006007748" calcext:value-type="float">
            <text:p>0.0006007748</text:p>
          </table:table-cell>
          <table:table-cell table:formula="of:=[.H39]-[.$H$2]" office:value-type="float" office:value="0.00060077343074" calcext:value-type="float">
            <text:p>0.0006007734</text:p>
          </table:table-cell>
          <table:table-cell table:formula="of:=1/[.I39]" office:value-type="float" office:value="1664.52101380092" calcext:value-type="float">
            <text:p>1664.5210138009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0237411" calcext:value-type="float">
            <text:p>2.37411E-05</text:p>
          </table:table-cell>
          <table:table-cell office:value-type="float" office:value="0.0000199903" calcext:value-type="float">
            <text:p>1.99903E-05</text:p>
          </table:table-cell>
          <table:table-cell office:value-type="float" office:value="0.0000423238" calcext:value-type="float">
            <text:p>4.23238E-05</text:p>
          </table:table-cell>
          <table:table-cell office:value-type="float" office:value="0.0000264812" calcext:value-type="float">
            <text:p>2.64812E-05</text:p>
          </table:table-cell>
          <table:table-cell office:value-type="float" office:value="0.0000303999" calcext:value-type="float">
            <text:p>3.03999E-05</text:p>
          </table:table-cell>
          <table:table-cell table:formula="of:=SUM([.B40:.F40])" office:value-type="float" office:value="0.0001429363" calcext:value-type="float">
            <text:p>0.0001429363</text:p>
          </table:table-cell>
          <table:table-cell table:formula="of:=[.G40]/5" office:value-type="float" office:value="0.00002858726" calcext:value-type="float">
            <text:p>2.858726E-05</text:p>
          </table:table-cell>
          <table:table-cell table:formula="of:=[.H40]-[.$H$2]" office:value-type="float" office:value="0.00002858589074" calcext:value-type="float">
            <text:p>2.858589074E-05</text:p>
          </table:table-cell>
          <table:table-cell table:formula="of:=1/[.I40]" office:value-type="float" office:value="34982.2928064546" calcext:value-type="float">
            <text:p>34982.29280645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 style:data-style-name="N2" text:time-value="11:42:05.882224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1T11:43:50.344130690</dc:date>
    <meta:editing-duration>PT3M18S</meta:editing-duration>
    <meta:editing-cycles>2</meta:editing-cycles>
    <meta:generator>LibreOffice/5.1.6.2$Linux_X86_64 LibreOffice_project/10m0$Build-2</meta:generator>
    <meta:document-statistic meta:table-count="1" meta:cell-count="398" meta:object-count="0"/>
  </office:meta>
</office:document-meta>
</file>